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Heading_20_2">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
      <style:paragraph-properties fo:text-align="center" style:justify-single-word="false"/>
      <style:text-properties fo:font-size="30pt"/>
    </style:style>
    <style:style style:name="P7" style:family="paragraph" style:parent-style-name="Heading_20_6">
      <style:text-properties fo:font-size="12pt" style:font-size-asian="12pt" style:font-size-complex="12pt"/>
    </style:style>
    <style:style style:name="P8" style:family="paragraph" style:parent-style-name="Heading_20_6">
      <style:paragraph-properties fo:margin-top="0.423cm" fo:margin-bottom="0.212cm" fo:keep-with-next="always"/>
      <style:text-properties style:font-name="Arial" fo:font-size="12pt" style:font-name-asian="Microsoft YaHei" style:font-size-asian="12pt" style:font-name-complex="Mangal" style:font-size-complex="12pt"/>
    </style:style>
    <style:style style:name="P9" style:family="paragraph" style:parent-style-name="Heading_20_6">
      <style:paragraph-properties fo:margin-top="0.423cm" fo:margin-bottom="0.212cm"/>
      <style:text-properties style:font-name="Arial" fo:font-size="12pt" style:font-name-asian="Microsoft YaHei" style:font-size-asian="12pt" style:font-name-complex="Mangal" style:font-size-complex="12pt"/>
    </style:style>
    <style:style style:name="P10" style:family="paragraph" style:parent-style-name="Text_20_body">
      <style:paragraph-properties fo:text-align="center" style:justify-single-word="false"/>
      <style:text-properties fo:font-size="20pt"/>
    </style:style>
    <style:style style:name="P11" style:family="paragraph" style:parent-style-name="Text_20_body" style:list-style-name="L1"/>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paragraph-properties fo:text-align="center" style:justify-single-word="false"/>
      <style:text-properties fo:font-size="12pt"/>
    </style:style>
    <style:style style:name="P15" style:family="paragraph" style:parent-style-name="Text_20_body" style:list-style-name="L6"/>
    <style:style style:name="P16" style:family="paragraph" style:parent-style-name="Text_20_body">
      <style:paragraph-properties fo:break-before="page"/>
    </style:style>
    <style:style style:name="P1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Dossier de conception</text:p>
      <text:p text:style-name="P10"><draw:rect text:anchor-type="paragraph" draw:z-index="0" draw:style-name="gr1" draw:text-style-name="P17" svg:width="16.239cm" svg:height="2.25cm" svg:x="1.623cm" svg:y="11.795cm"><text:p/></draw:rect>B1N-HER0</text:p>
      <text:p text:style-name="P14"/>
      <text:p text:style-name="P14">Boiveau Quentin</text:p>
      <text:p text:style-name="P14">Cartier Pierre</text:p>
      <text:p text:style-name="P14">Delorme Corentin</text:p>
      <text:p text:style-name="P14">Demaret Kevin</text:p>
      <text:p text:style-name="P14">Guenver Loic</text:p>
      <text:p text:style-name="P14">Savarre Amaury</text:p>
      <text:p text:style-name="P14">Wei Tianqi</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Table des matières</text:p>
          </text:index-title>
          <text:p text:style-name="P3">Guide d'installation<text:tab/>3</text:p>
          <text:p text:style-name="P1">Configuration Requise<text:tab/>3</text:p>
          <text:p text:style-name="P1">Installation facile<text:tab/>3</text:p>
          <text:p text:style-name="P1">Installation manuelle avec Ruby<text:tab/>3</text:p>
          <text:p text:style-name="P3">Comment jouer<text:tab/>4</text:p>
          <text:p text:style-name="P1">Règles du jeu<text:tab/>4</text:p>
          <text:p text:style-name="P1">Comment gagner<text:tab/>4</text:p>
          <text:p text:style-name="P3">Démarrage<text:tab/>5</text:p>
          <text:p text:style-name="P1">Écran de connexion<text:tab/>5</text:p>
          <text:p text:style-name="P1">Menu principal<text:tab/>6</text:p>
          <text:p text:style-name="P3">Déroulement de la partie<text:tab/>7</text:p>
          <text:p text:style-name="P3">Support produit<text:tab/>9</text:p>
        </text:index-body>
      </text:table-of-content>
      <text:p text:style-name="Standard"/>
      <text:h text:style-name="P5" text:outline-level="1">1) Introduction</text:h>
      <text:h text:style-name="Heading_20_2" text:outline-level="2"/>
      <text:h text:style-name="Heading_20_2" text:outline-level="2">1.1) Présentation du document</text:h>
      <text:p text:style-name="Text_20_body">Ce document est le dossier de conception du projet "B1N-HER0" qui consiste en la réalisation d’un jeu de type Takuzu (ou Binero) en Ruby et GTK+. Ce document a pour objectif de décrire précisément l'architecture du projet ainsi que les outils et technologies utilisés pour le réaliser.</text:p>
      <text:p text:style-name="Text_20_body">Ce document fait référence au cahier des charges du projet qui définit les besoins du client, les fonctionnalités, ainsi que les contraintes imposées du projet.</text:p>
      <text:h text:style-name="Heading_20_2" text:outline-level="2"/>
      <text:h text:style-name="Heading_20_2" text:outline-level="2">1.2) Contexte</text:h>
      <text:p text:style-name="Text_20_body">Ce document explicite l'architecture, les renseignements techniques ainsi que les contraintes à prendre en compte lors du développement de l'application.</text:p>
      <text:p text:style-name="Text_20_body">Il va définir la conception du produit afin qu’il soit conforme au cahier des charges et cohérent par rapport aux attentes du client.</text:p>
      <text:h text:style-name="Heading_20_2" text:outline-level="2"/>
      <text:h text:style-name="Heading_20_2" text:outline-level="2">1.3) Portée du document</text:h>
      <text:p text:style-name="Text_20_body">Ce document est destiné :</text:p>
      <text:list xml:id="list6564464969930545260" text:style-name="L6">
        <text:list-item>
          <text:p text:style-name="P15">aux professeurs évaluant notre projet (également clients dans le cadre de ce projet),</text:p>
        </text:list-item>
        <text:list-item>
          <text:p text:style-name="P15">à l’équipe de développement lors de la phase d’implémentation.</text:p>
        </text:list-item>
      </text:list>
      <text:p text:style-name="Text_20_body">Il servira également pour évaluer le produit final.</text:p>
      <text:h text:style-name="Heading_20_1" text:outline-level="1"/>
      <text:h text:style-name="P5" text:outline-level="1">2) Environnement et outils de développement</text:h>
      <text:p text:style-name="Text_20_body"/>
      <text:h text:style-name="Heading_20_2" text:outline-level="2">2.1) Technologies utilisés pour l’implémentation</text:h>
      <text:h text:style-name="P7" text:outline-level="6">Ruby en version 1.9.3 et supérieure</text:h>
      <text:p text:style-name="Text_20_body">Ruby est un langage de programmation interprété open source et tout objet. Il a été créé en 1995 par Yukihiro Matsumoto. Ce projet utilisera ce langage pour la base du programme. Dans notre projet, nous travaillons avec la version 1.9.3 et supérieure qui permet d’implémenter GTK+ en version 3.</text:p>
      <text:h text:style-name="P7" text:outline-level="6">Librairie graphique GTK+ 3</text:h>
      <text:p text:style-name="Text_20_body">The Gimp ToolKit (GTK) est un ensemble de librairie multiplate-forme gratuite écrit en langage C pour créer des interfaces graphiques utilisateur. GTK+ est une librairie simple d’utilisation et compatible avec de nombreux langages tels que Ruby, Java, C++, Perl, Python …</text:p>
      <text:p text:style-name="Text_20_body">Nous utilisons la version 3 qui permet de faire des transitions avec une syntaxe CSS, gestion de la transparence …</text:p>
      <text:h text:style-name="Heading_20_6" text:outline-level="6"><text:span text:style-name="T2">SQLite</text:span></text:h>
      <text:p text:style-name="Text_20_body">Nous nous appuyons également la libraire SQLite écrite en C qui propose un moteur de gestion de base de données relationnelle accessible par le langage SQL. L’avantage de SQLite est son intégration directement en local à la différence d’un SGBD qui requiert une mise en place assez complexe au niveau serveur et client.</text:p>
      <text:p text:style-name="Text_20_body">Il nous servira à enregistrer nos données après extinction du programme et à les récupérer lors du démarrage tel que les profils, sauvegardes, classements, options, statistiques …</text:p>
      <text:h text:style-name="Heading_20_2" text:outline-level="2"/>
      <text:h text:style-name="Heading_20_2" text:outline-level="2"/>
      <text:h text:style-name="P2" text:outline-level="2">2.2) Environnements de développements</text:h>
      <text:h text:style-name="P8" text:outline-level="6">Sublime Text</text:h>
      <text:p text:style-name="Text_20_body">Ce logiciel est un éditeur de texte écrit en Python, multiplate-forme et gratuit en utilisation non commerciale. Il supporte de nombreux modules et langages pour s’adapter à l’utilisateur. Il comprend également de nombreux raccourcis clavier et fonctionnalités permettant de coder plus rapidement. </text:p>
      <text:h text:style-name="P8" text:outline-level="6">GitHub</text:h>
      <text:p text:style-name="Text_20_body">C’est une plate-forme de gestion de versions basée sur Git permettant de travailler en collaboration dans le cadre d’un projet. Il permet de gérer l’historique des versions de fichiers, les modifications apportées et permet de partager plus facilement les fichiers au sein de l’équipe de développement.</text:p>
      <text:h text:style-name="P9" text:outline-level="6">Trello</text:h>
      <text:p text:style-name="Text_20_body">Ce site gratuit permet d’organiser facilement les taches en différentes parties tels que l’interface graphique, documentation, gestion des données … appelés boards. Il permet ensuite de séparer les tâches en différentes colonnes (par exemple a faire, en cours, fini) et de les glisser-déposer entre ces colonnes via la souris. Ensuite on peut affecter chaque tâche à des membres de l’équipe et mettre une date au plus tard. </text:p>
      <text:h text:style-name="Heading_20_2" text:outline-level="2">2.3) Autre</text:h>
      <text:h text:style-name="P8" text:outline-level="6">RubyDoc</text:h>
      <text:p text:style-name="Text_20_body">Le Ruby Document Format est un langage de balisage qui se met dans le code source Ruby afin de générer une documentation propre sous la forme d’une page HTML.</text:p>
      <text:h text:style-name="P5" text:outline-level="1">3) Architecture du projet</text:h>
      <text:h text:style-name="Heading_20_2" text:outline-level="2"/>
      <text:h text:style-name="Heading_20_2" text:outline-level="2">3.1) Conception générale du projet</text:h>
      <text:p text:style-name="Text_20_body">Nous avons choisi d'appliquer le patron MVC (Modèle-Vue-Contrôleur), afin d'avoir une structure solide et modulable pour le projet. Son fonctionnement suit le schéma suivant.</text:p>
      <text:h text:style-name="Heading_20_2" text:outline-level="2">3.2) Diagramme de classe</text:h>
      <text:p text:style-name="Text_20_body"/>
      <text:h text:style-name="Heading_20_2" text:outline-level="2">3.3) Schéma de navigation</text:h>
      <text:p text:style-name="Text_20_body">Ce schéma représente, par des liens, les accès entre les différents menus et interfaces de l’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Dossier de conception : B1N-HER0<text:tab/>Page <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Cartier</meta:initial-creator>
    <meta:creation-date>2015-04-26T15:35:12.52</meta:creation-date>
    <dc:date>2015-04-26T16:01:42.51</dc:date>
    <dc:creator>Pierre Cartier</dc:creator>
    <meta:editing-duration>PT26M28S</meta:editing-duration>
    <meta:editing-cycles>3</meta:editing-cycles>
    <meta:generator>OpenOffice/4.1.1$Win32 OpenOffice.org_project/411m6$Build-9775</meta:generator>
    <meta:document-statistic meta:table-count="0" meta:image-count="0" meta:object-count="0" meta:page-count="6" meta:paragraph-count="61" meta:word-count="697" meta:character-count="4436"/>
  </office:meta>
</office:document-meta>
</file>